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>
      <style:text-properties fo:font-style="italic" style:font-style-asian="italic" style:font-style-complex="italic"/>
    </style:style>
    <style:style style:name="T6_6" style:family="text">
      <style:text-properties fo:font-style="italic" style:font-style-asian="italic" style:font-style-complex="italic"/>
    </style:style>
    <style:style style:name="T6_7" style:family="text">
      <style:text-properties fo:font-style="italic" style:font-style-asian="italic" style:font-style-complex="italic"/>
    </style:style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P7" style:family="paragraph" style:parent-style-name="Heading_20_2">
      <style:paragraph-properties fo:break-before="auto" style:writing-mode="lr-tb"/>
    </style:style>
    <style:style style:name="T7_1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>
      <style:text-properties fo:font-style="italic" style:font-style-asian="italic" style:font-style-complex="italic"/>
    </style:style>
    <style:style style:name="T9_12" style:family="text">
      <style:text-properties fo:font-style="italic" style:font-style-asian="italic" style:font-style-complex="italic"/>
    </style:style>
    <style:style style:name="T9_13" style:family="text">
      <style:text-properties fo:font-style="italic" style:font-style-asian="italic" style:font-style-complex="italic"/>
    </style:style>
    <style:style style:name="T9_14" style:family="text">
      <style:text-properties fo:font-style="italic" style:font-style-asian="italic" style:font-style-complex="italic"/>
    </style:style>
    <style:style style:name="T9_15" style:family="text">
      <style:text-properties fo:font-style="italic" style:font-style-asian="italic" style:font-style-complex="italic"/>
    </style:style>
    <style:style style:name="T9_16" style:family="text">
      <style:text-properties fo:font-style="italic" style:font-style-asian="italic" style:font-style-complex="italic"/>
    </style:style>
    <style:style style:name="T9_17" style:family="text">
      <style:text-properties fo:font-style="italic" style:font-style-asian="italic" style:font-style-complex="italic"/>
    </style:style>
    <style:style style:name="T9_18" style:family="text">
      <style:text-properties fo:font-style="italic" style:font-style-asian="italic" style:font-style-complex="italic"/>
    </style:style>
    <style:style style:name="T9_19" style:family="text">
      <style:text-properties fo:font-style="italic" style:font-style-asian="italic" style:font-style-complex="italic"/>
    </style:style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  <style:style style:name="T9_39" style:family="text"/>
    <style:style style:name="T9_40" style:family="text">
      <style:text-properties fo:color="#1155cc" style:text-underline-style="solid" style:text-underline-color="font-color"/>
    </style:style>
    <style:style style:name="T9_41" style:family="text"/>
    <style:style style:name="T9_42" style:family="text">
      <style:text-properties fo:color="#1155cc" style:text-underline-style="solid" style:text-underline-color="font-color"/>
    </style:style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T11_31" style:family="text"/>
    <style:style style:name="T11_32" style:family="text">
      <style:text-properties fo:color="#1155cc" style:text-underline-style="solid" style:text-underline-color="font-color"/>
    </style:style>
    <style:style style:name="T11_33" style:family="text"/>
    <style:style style:name="T11_34" style:family="text">
      <style:text-properties fo:color="#1155cc" style:text-underline-style="solid" style:text-underline-color="font-color"/>
    </style:style>
    <style:style style:name="T11_35" style:family="text"/>
    <style:style style:name="T11_36" style:family="text">
      <style:text-properties fo:color="#1155cc" style:text-underline-style="solid" style:text-underline-color="font-color"/>
    </style:style>
    <style:style style:name="T11_37" style:family="text"/>
    <style:style style:name="T11_38" style:family="text">
      <style:text-properties fo:color="#1155cc" style:text-underline-style="solid" style:text-underline-color="font-color"/>
    </style:style>
    <style:style style:name="T11_39" style:family="text"/>
    <style:style style:name="T11_40" style:family="text">
      <style:text-properties fo:color="#1155cc" style:text-underline-style="solid" style:text-underline-color="font-color"/>
    </style:style>
    <style:style style:name="T11_41" style:family="text"/>
    <style:style style:name="T11_42" style:family="text">
      <style:text-properties fo:color="#1155cc" style:text-underline-style="solid" style:text-underline-color="font-color"/>
    </style:style>
    <style:style style:name="T11_43" style:family="text"/>
    <style:style style:name="T11_44" style:family="text">
      <style:text-properties fo:color="#1155cc" style:text-underline-style="solid" style:text-underline-color="font-color"/>
    </style:style>
    <style:style style:name="T11_45" style:family="text"/>
    <style:style style:name="T11_46" style:family="text">
      <style:text-properties fo:color="#1155cc" style:text-underline-style="solid" style:text-underline-color="font-color"/>
    </style:style>
    <style:style style:name="T11_47" style:family="text"/>
    <style:style style:name="T11_48" style:family="text">
      <style:text-properties fo:color="#1155cc" style:text-underline-style="solid" style:text-underline-color="font-color"/>
    </style:style>
    <style:style style:name="T11_49" style:family="text"/>
    <style:style style:name="T11_50" style:family="text">
      <style:text-properties fo:color="#1155cc" style:text-underline-style="solid" style:text-underline-color="font-color"/>
    </style:style>
    <style:style style:name="T11_51" style:family="text"/>
    <style:style style:name="T11_52" style:family="text">
      <style:text-properties fo:color="#1155cc" style:text-underline-style="solid" style:text-underline-color="font-color"/>
    </style:style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T13_8" style:family="text">
      <style:text-properties fo:font-style="italic" style:font-style-asian="italic" style:font-style-complex="italic"/>
    </style:style>
    <style:style style:name="T13_9" style:family="text">
      <style:text-properties fo:font-style="italic" style:font-style-asian="italic" style:font-style-complex="italic"/>
    </style:style>
    <style:style style:name="T13_10" style:family="text"/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>
      <style:text-properties fo:color="#1155cc" style:text-underline-style="solid" style:text-underline-color="font-color"/>
    </style:style>
    <style:style style:name="T14_35" style:family="text"/>
    <style:style style:name="T14_36" style:family="text">
      <style:text-properties fo:color="#1155cc" style:text-underline-style="solid" style:text-underline-color="font-color"/>
    </style:style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>
      <style:text-properties fo:font-style="italic" style:font-style-asian="italic" style:font-style-complex="italic"/>
    </style:style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>
      <style:text-properties fo:color="#1155cc" style:text-underline-style="solid" style:text-underline-color="font-color"/>
    </style:style>
    <style:style style:name="T16_14" style:family="text"/>
    <style:style style:name="T16_15" style:family="text">
      <style:text-properties fo:color="#1155cc" style:text-underline-style="solid" style:text-underline-color="font-color"/>
    </style:style>
    <style:style style:name="T16_16" style:family="text"/>
    <style:style style:name="T16_17" style:family="text">
      <style:text-properties fo:color="#1155cc" style:text-underline-style="solid" style:text-underline-color="font-color"/>
    </style:style>
    <style:style style:name="T16_18" style:family="text"/>
    <style:style style:name="T16_19" style:family="text">
      <style:text-properties fo:color="#1155cc" style:text-underline-style="solid" style:text-underline-color="font-color"/>
    </style:style>
    <style:style style:name="T16_20" style:family="text"/>
    <style:style style:name="T16_21" style:family="text">
      <style:text-properties fo:color="#1155cc" style:text-underline-style="solid" style:text-underline-color="font-color"/>
    </style:style>
    <style:style style:name="T16_22" style:family="text"/>
    <style:style style:name="T16_23" style:family="text">
      <style:text-properties fo:color="#1155cc" style:text-underline-style="solid" style:text-underline-color="font-color"/>
    </style:style>
    <style:style style:name="T16_24" style:family="text"/>
    <style:style style:name="T16_25" style:family="text">
      <style:text-properties fo:color="#1155cc" style:text-underline-style="solid" style:text-underline-color="font-color"/>
    </style:style>
    <style:style style:name="T16_26" style:family="text"/>
    <style:style style:name="T16_27" style:family="text">
      <style:text-properties fo:color="#1155cc" style:text-underline-style="solid" style:text-underline-color="font-color"/>
    </style:style>
    <style:style style:name="T16_28" style:family="text"/>
    <style:style style:name="T16_29" style:family="text">
      <style:text-properties fo:color="#1155cc" style:text-underline-style="solid" style:text-underline-color="font-color"/>
    </style:style>
    <style:style style:name="T16_30" style:family="text"/>
    <style:style style:name="T16_31" style:family="text">
      <style:text-properties fo:color="#1155cc" style:text-underline-style="solid" style:text-underline-color="font-color"/>
    </style:style>
    <style:style style:name="T16_32" style:family="text"/>
    <style:style style:name="T16_33" style:family="text">
      <style:text-properties fo:color="#1155cc" style:text-underline-style="solid" style:text-underline-color="font-color"/>
    </style:style>
    <style:style style:name="T16_34" style:family="text"/>
    <style:style style:name="T16_35" style:family="text">
      <style:text-properties fo:color="#1155cc" style:text-underline-style="solid" style:text-underline-color="font-color"/>
    </style:style>
    <style:style style:name="T16_36" style:family="text"/>
    <style:style style:name="T16_37" style:family="text">
      <style:text-properties fo:color="#1155cc" style:text-underline-style="solid" style:text-underline-color="font-color"/>
    </style:style>
    <style:style style:name="T16_38" style:family="text"/>
    <style:style style:name="T16_39" style:family="text">
      <style:text-properties fo:color="#1155cc" style:text-underline-style="solid" style:text-underline-color="font-color"/>
    </style:style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fo:font-style="italic" style:font-style-asian="italic" style:font-style-complex="italic"/>
    </style:style>
    <style:style style:name="T18_2" style:family="text">
      <style:text-properties fo:font-style="italic" style:font-style-asian="italic" style:font-style-complex="italic"/>
    </style:style>
    <style:style style:name="T18_3" style:family="text">
      <style:text-properties fo:font-style="italic" style:font-style-asian="italic" style:font-style-complex="italic"/>
    </style:style>
    <style:style style:name="T18_4" style:family="text">
      <style:text-properties fo:font-style="italic" style:font-style-asian="italic" style:font-style-complex="italic"/>
    </style:style>
    <style:style style:name="T18_5" style:family="text">
      <style:text-properties fo:font-style="italic" style:font-style-asian="italic" style:font-style-complex="italic"/>
    </style:style>
    <style:style style:name="T18_6" style:family="text">
      <style:text-properties fo:font-style="italic" style:font-style-asian="italic" style:font-style-complex="italic"/>
    </style:style>
    <style:style style:name="T18_7" style:family="text">
      <style:text-properties fo:font-style="italic" style:font-style-asian="italic" style:font-style-complex="italic"/>
    </style:style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T20_6" style:family="text">
      <style:text-properties fo:font-style="italic" style:font-style-asian="italic" style:font-style-complex="italic"/>
    </style:style>
    <style:style style:name="T20_7" style:family="text">
      <style:text-properties fo:font-style="italic" style:font-style-asian="italic" style:font-style-complex="italic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52ewpzorild5"/><text:bookmark-end text:name="h.52ewpzorild5"/><text:span text:style-name="T1_1">Bibliografia</text:span></text:h>
      <text:p text:style-name="P2"/>
      <text:p text:style-name="P3"/>
      <text:p text:style-name="P4"><text:span text:style-name="T4_1">LARMAN</text:span><text:span text:style-name="T4_2">,<text:s/></text:span><text:span text:style-name="T4_3">Craig</text:span><text:span text:style-name="T4_4">.<text:s/></text:span><text:span text:style-name="T4_5">Utilizando</text:span><text:span text:style-name="T4_6"><text:s/></text:span><text:span text:style-name="T4_7">UML</text:span><text:span text:style-name="T4_8"><text:s/></text:span><text:span text:style-name="T4_9">e</text:span><text:span text:style-name="T4_10"><text:s/></text:span><text:span text:style-name="T4_11">Padrões</text:span><text:span text:style-name="T4_12">.<text:s/>3<text:s/></text:span><text:span text:style-name="T4_13">ed</text:span><text:span text:style-name="T4_14">.<text:s/></text:span><text:span text:style-name="T4_15">São</text:span><text:span text:style-name="T4_16"><text:s/></text:span><text:span text:style-name="T4_17">Paulo</text:span><text:span text:style-name="T4_18">.<text:s/></text:span><text:span text:style-name="T4_19">Bookman</text:span><text:span text:style-name="T4_20">.<text:s/>2007.</text:span></text:p>
      <text:p text:style-name="P5"/>
      <text:p text:style-name="P6"><text:span text:style-name="T6_1">GAVINHO</text:span><text:span text:style-name="T6_2">,<text:s/></text:span><text:span text:style-name="T6_3">Ana</text:span><text:span text:style-name="T6_4">.<text:s/></text:span><text:span text:style-name="T6_5">OO</text:span><text:span text:style-name="T6_6"><text:s/></text:span><text:span text:style-name="T6_7">Conceitos</text:span><text:span text:style-name="T6_8">.<text:s/></text:span><text:span text:style-name="T6_9">Rio</text:span><text:span text:style-name="T6_10"><text:s/></text:span><text:span text:style-name="T6_11">de</text:span><text:span text:style-name="T6_12"><text:s/></text:span><text:span text:style-name="T6_13">Janeiro</text:span><text:span text:style-name="T6_14">.<text:s/></text:span><text:span text:style-name="T6_15">Universidade</text:span><text:span text:style-name="T6_16"><text:s/></text:span><text:span text:style-name="T6_17">Estácio</text:span><text:span text:style-name="T6_18"><text:s/></text:span><text:span text:style-name="T6_19">de</text:span><text:span text:style-name="T6_20"><text:s/></text:span><text:span text:style-name="T6_21">Sá</text:span><text:span text:style-name="T6_22">.<text:s/>2003<text:s/>-<text:s/></text:span><text:span text:style-name="T6_23">Material</text:span><text:span text:style-name="T6_24"><text:s/></text:span><text:span text:style-name="T6_25">cedido</text:span><text:span text:style-name="T6_26"><text:s/></text:span><text:span text:style-name="T6_27">em</text:span><text:span text:style-name="T6_28"><text:s/></text:span><text:span text:style-name="T6_29">formato</text:span><text:span text:style-name="T6_30"><text:s/></text:span><text:span text:style-name="T6_31">digital</text:span><text:span text:style-name="T6_32"><text:s/></text:span><text:span text:style-name="T6_33">pela</text:span><text:span text:style-name="T6_34"><text:s/></text:span><text:span text:style-name="T6_35">professora</text:span><text:span text:style-name="T6_36"><text:s/></text:span><text:span text:style-name="T6_37">Patrícia</text:span><text:span text:style-name="T6_38"><text:s/></text:span><text:span text:style-name="T6_39">Fiuza</text:span><text:span text:style-name="T6_40">.</text:span></text:p>
      <text:h text:style-name="P7" text:outline-level="10"><text:bookmark-start text:name="h.up2wvfdlp09q"/><text:bookmark-end text:name="h.up2wvfdlp09q"/><text:span text:style-name="T7_1">Websites</text:span></text:h>
      <text:p text:style-name="P8"/>
      <text:p text:style-name="P9"><text:span text:style-name="T9_1">FOWLER</text:span><text:span text:style-name="T9_2">,<text:s/></text:span><text:span text:style-name="T9_3">Martin</text:span><text:span text:style-name="T9_4"><text:s/></text:span><text:span text:style-name="T9_5">et</text:span><text:span text:style-name="T9_6"><text:s/></text:span><text:span text:style-name="T9_7">al</text:span><text:span text:style-name="T9_8">.<text:s/></text:span><text:span text:style-name="T9_9">Manifesto</text:span><text:span text:style-name="T9_10"><text:s/></text:span><text:span text:style-name="T9_11">para</text:span><text:span text:style-name="T9_12"><text:s/></text:span><text:span text:style-name="T9_13">Desenvolvimento</text:span><text:span text:style-name="T9_14"><text:s/></text:span><text:span text:style-name="T9_15">Ágil</text:span><text:span text:style-name="T9_16"><text:s/></text:span><text:span text:style-name="T9_17">de</text:span><text:span text:style-name="T9_18"><text:s/></text:span><text:span text:style-name="T9_19">Software</text:span><text:span text:style-name="T9_20">.<text:s/></text:span><text:span text:style-name="T9_21">em</text:span><text:span text:style-name="T9_22"><text:s/>&lt;</text:span><text:span text:style-name="T9_23"><text:a xlink:type="simple" xlink:href="http://agilemanifesto.org/iso/ptbr/"><text:span text:style-name="T9_24">http</text:span></text:a></text:span><text:span text:style-name="T9_25"><text:a xlink:type="simple" xlink:href="http://agilemanifesto.org/iso/ptbr/"><text:span text:style-name="T9_26">://</text:span></text:a></text:span><text:span text:style-name="T9_27"><text:a xlink:type="simple" xlink:href="http://agilemanifesto.org/iso/ptbr/"><text:span text:style-name="T9_28">agilemanifesto</text:span></text:a></text:span><text:span text:style-name="T9_29"><text:a xlink:type="simple" xlink:href="http://agilemanifesto.org/iso/ptbr/"><text:span text:style-name="T9_30">.</text:span></text:a></text:span><text:span text:style-name="T9_31"><text:a xlink:type="simple" xlink:href="http://agilemanifesto.org/iso/ptbr/"><text:span text:style-name="T9_32">org</text:span></text:a></text:span><text:span text:style-name="T9_33"><text:a xlink:type="simple" xlink:href="http://agilemanifesto.org/iso/ptbr/"><text:span text:style-name="T9_34">/</text:span></text:a></text:span><text:span text:style-name="T9_35"><text:a xlink:type="simple" xlink:href="http://agilemanifesto.org/iso/ptbr/"><text:span text:style-name="T9_36">iso</text:span></text:a></text:span><text:span text:style-name="T9_37"><text:a xlink:type="simple" xlink:href="http://agilemanifesto.org/iso/ptbr/"><text:span text:style-name="T9_38">/</text:span></text:a></text:span><text:span text:style-name="T9_39"><text:a xlink:type="simple" xlink:href="http://agilemanifesto.org/iso/ptbr/"><text:span text:style-name="T9_40">ptbr</text:span></text:a></text:span><text:span text:style-name="T9_41"><text:a xlink:type="simple" xlink:href="http://agilemanifesto.org/iso/ptbr/"><text:span text:style-name="T9_42">/</text:span></text:a></text:span><text:span text:style-name="T9_43">&gt;<text:s/></text:span><text:span text:style-name="T9_44">Acessado</text:span><text:span text:style-name="T9_45"><text:s/></text:span><text:span text:style-name="T9_46">em</text:span><text:span text:style-name="T9_47"><text:s/>26<text:s/></text:span><text:span text:style-name="T9_48">de</text:span><text:span text:style-name="T9_49"><text:s/></text:span><text:span text:style-name="T9_50">Maio</text:span><text:span text:style-name="T9_51"><text:s/></text:span><text:span text:style-name="T9_52">de</text:span><text:span text:style-name="T9_53"><text:s/>2012.</text:span></text:p>
      <text:p text:style-name="P10"/>
      <text:p text:style-name="P11"><text:span text:style-name="T11_1">STALLMAN</text:span><text:span text:style-name="T11_2">,<text:s/></text:span><text:span text:style-name="T11_3">Richard</text:span><text:span text:style-name="T11_4">.<text:s/></text:span><text:span text:style-name="T11_5">O</text:span><text:span text:style-name="T11_6"><text:s/></text:span><text:span text:style-name="T11_7">Manifesto</text:span><text:span text:style-name="T11_8"><text:s/></text:span><text:span text:style-name="T11_9">GNU</text:span><text:span text:style-name="T11_10">.<text:s/></text:span><text:span text:style-name="T11_11">Free</text:span><text:span text:style-name="T11_12"><text:s/></text:span><text:span text:style-name="T11_13">Software</text:span><text:span text:style-name="T11_14"><text:s/></text:span><text:span text:style-name="T11_15">Foundation</text:span><text:span text:style-name="T11_16">.<text:s/>2001<text:s/></text:span><text:span text:style-name="T11_17">em</text:span><text:span text:style-name="T11_18"><text:s/>&lt;</text:span><text:span text:style-name="T11_19"><text:a xlink:type="simple" xlink:href="http://www.gnu.org/gnu/manifesto.pt-br.html"><text:span text:style-name="T11_20">http</text:span></text:a></text:span><text:span text:style-name="T11_21"><text:a xlink:type="simple" xlink:href="http://www.gnu.org/gnu/manifesto.pt-br.html"><text:span text:style-name="T11_22">://</text:span></text:a></text:span><text:span text:style-name="T11_23"><text:a xlink:type="simple" xlink:href="http://www.gnu.org/gnu/manifesto.pt-br.html"><text:span text:style-name="T11_24">www</text:span></text:a></text:span><text:span text:style-name="T11_25"><text:a xlink:type="simple" xlink:href="http://www.gnu.org/gnu/manifesto.pt-br.html"><text:span text:style-name="T11_26">.</text:span></text:a></text:span><text:span text:style-name="T11_27"><text:a xlink:type="simple" xlink:href="http://www.gnu.org/gnu/manifesto.pt-br.html"><text:span text:style-name="T11_28">gnu</text:span></text:a></text:span><text:span text:style-name="T11_29"><text:a xlink:type="simple" xlink:href="http://www.gnu.org/gnu/manifesto.pt-br.html"><text:span text:style-name="T11_30">.</text:span></text:a></text:span><text:span text:style-name="T11_31"><text:a xlink:type="simple" xlink:href="http://www.gnu.org/gnu/manifesto.pt-br.html"><text:span text:style-name="T11_32">org</text:span></text:a></text:span><text:span text:style-name="T11_33"><text:a xlink:type="simple" xlink:href="http://www.gnu.org/gnu/manifesto.pt-br.html"><text:span text:style-name="T11_34">/</text:span></text:a></text:span><text:span text:style-name="T11_35"><text:a xlink:type="simple" xlink:href="http://www.gnu.org/gnu/manifesto.pt-br.html"><text:span text:style-name="T11_36">gnu</text:span></text:a></text:span><text:span text:style-name="T11_37"><text:a xlink:type="simple" xlink:href="http://www.gnu.org/gnu/manifesto.pt-br.html"><text:span text:style-name="T11_38">/</text:span></text:a></text:span><text:span text:style-name="T11_39"><text:a xlink:type="simple" xlink:href="http://www.gnu.org/gnu/manifesto.pt-br.html"><text:span text:style-name="T11_40">manifesto</text:span></text:a></text:span><text:span text:style-name="T11_41"><text:a xlink:type="simple" xlink:href="http://www.gnu.org/gnu/manifesto.pt-br.html"><text:span text:style-name="T11_42">.</text:span></text:a></text:span><text:span text:style-name="T11_43"><text:a xlink:type="simple" xlink:href="http://www.gnu.org/gnu/manifesto.pt-br.html"><text:span text:style-name="T11_44">pt</text:span></text:a></text:span><text:span text:style-name="T11_45"><text:a xlink:type="simple" xlink:href="http://www.gnu.org/gnu/manifesto.pt-br.html"><text:span text:style-name="T11_46">-</text:span></text:a></text:span><text:span text:style-name="T11_47"><text:a xlink:type="simple" xlink:href="http://www.gnu.org/gnu/manifesto.pt-br.html"><text:span text:style-name="T11_48">br</text:span></text:a></text:span><text:span text:style-name="T11_49"><text:a xlink:type="simple" xlink:href="http://www.gnu.org/gnu/manifesto.pt-br.html"><text:span text:style-name="T11_50">.</text:span></text:a></text:span><text:span text:style-name="T11_51"><text:a xlink:type="simple" xlink:href="http://www.gnu.org/gnu/manifesto.pt-br.html"><text:span text:style-name="T11_52">html</text:span></text:a></text:span><text:span text:style-name="T11_53">&gt;<text:s/></text:span><text:span text:style-name="T11_54">Acessado</text:span><text:span text:style-name="T11_55"><text:s/></text:span><text:span text:style-name="T11_56">em</text:span><text:span text:style-name="T11_57"><text:s/>26<text:s/></text:span><text:span text:style-name="T11_58">de</text:span><text:span text:style-name="T11_59"><text:s/></text:span><text:span text:style-name="T11_60">Maio</text:span><text:span text:style-name="T11_61"><text:s/></text:span><text:span text:style-name="T11_62">de</text:span><text:span text:style-name="T11_63"><text:s/>2012.</text:span></text:p>
      <text:p text:style-name="P12"/>
      <text:p text:style-name="P13"><text:span text:style-name="T13_1">OMG</text:span><text:span text:style-name="T13_2">.<text:s/></text:span><text:span text:style-name="T13_3">Especificação</text:span><text:span text:style-name="T13_4"><text:s/></text:span><text:span text:style-name="T13_5">da</text:span><text:span text:style-name="T13_6"><text:s/></text:span><text:span text:style-name="T13_7">linguagem</text:span><text:span text:style-name="T13_8"><text:s/></text:span><text:span text:style-name="T13_9">UML</text:span><text:span text:style-name="T13_10">.<text:s/>2012</text:span></text:p>
      <text:p text:style-name="P14"><text:span text:style-name="T14_1">em</text:span><text:span text:style-name="T14_2"><text:s/>&lt;</text:span><text:span text:style-name="T14_3"><text:a xlink:type="simple" xlink:href="http://www.omg.org/technology/documents/profile_catalog.htm"><text:span text:style-name="T14_4">http</text:span></text:a></text:span><text:span text:style-name="T14_5"><text:a xlink:type="simple" xlink:href="http://www.omg.org/technology/documents/profile_catalog.htm"><text:span text:style-name="T14_6">://</text:span></text:a></text:span><text:span text:style-name="T14_7"><text:a xlink:type="simple" xlink:href="http://www.omg.org/technology/documents/profile_catalog.htm"><text:span text:style-name="T14_8">www</text:span></text:a></text:span><text:span text:style-name="T14_9"><text:a xlink:type="simple" xlink:href="http://www.omg.org/technology/documents/profile_catalog.htm"><text:span text:style-name="T14_10">.</text:span></text:a></text:span><text:span text:style-name="T14_11"><text:a xlink:type="simple" xlink:href="http://www.omg.org/technology/documents/profile_catalog.htm"><text:span text:style-name="T14_12">omg</text:span></text:a></text:span><text:span text:style-name="T14_13"><text:a xlink:type="simple" xlink:href="http://www.omg.org/technology/documents/profile_catalog.htm"><text:span text:style-name="T14_14">.</text:span></text:a></text:span><text:span text:style-name="T14_15"><text:a xlink:type="simple" xlink:href="http://www.omg.org/technology/documents/profile_catalog.htm"><text:span text:style-name="T14_16">org</text:span></text:a></text:span><text:span text:style-name="T14_17"><text:a xlink:type="simple" xlink:href="http://www.omg.org/technology/documents/profile_catalog.htm"><text:span text:style-name="T14_18">/</text:span></text:a></text:span><text:span text:style-name="T14_19"><text:a xlink:type="simple" xlink:href="http://www.omg.org/technology/documents/profile_catalog.htm"><text:span text:style-name="T14_20">technology</text:span></text:a></text:span><text:span text:style-name="T14_21"><text:a xlink:type="simple" xlink:href="http://www.omg.org/technology/documents/profile_catalog.htm"><text:span text:style-name="T14_22">/</text:span></text:a></text:span><text:span text:style-name="T14_23"><text:a xlink:type="simple" xlink:href="http://www.omg.org/technology/documents/profile_catalog.htm"><text:span text:style-name="T14_24">documents</text:span></text:a></text:span><text:span text:style-name="T14_25"><text:a xlink:type="simple" xlink:href="http://www.omg.org/technology/documents/profile_catalog.htm"><text:span text:style-name="T14_26">/</text:span></text:a></text:span><text:span text:style-name="T14_27"><text:a xlink:type="simple" xlink:href="http://www.omg.org/technology/documents/profile_catalog.htm"><text:span text:style-name="T14_28">profile</text:span></text:a></text:span><text:span text:style-name="T14_29"><text:a xlink:type="simple" xlink:href="http://www.omg.org/technology/documents/profile_catalog.htm"><text:span text:style-name="T14_30">_</text:span></text:a></text:span><text:span text:style-name="T14_31"><text:a xlink:type="simple" xlink:href="http://www.omg.org/technology/documents/profile_catalog.htm"><text:span text:style-name="T14_32">catalog</text:span></text:a></text:span><text:span text:style-name="T14_33"><text:a xlink:type="simple" xlink:href="http://www.omg.org/technology/documents/profile_catalog.htm"><text:span text:style-name="T14_34">.</text:span></text:a></text:span><text:span text:style-name="T14_35"><text:a xlink:type="simple" xlink:href="http://www.omg.org/technology/documents/profile_catalog.htm"><text:span text:style-name="T14_36">htm</text:span></text:a></text:span><text:span text:style-name="T14_37">&gt;<text:s/></text:span><text:span text:style-name="T14_38">Acessado</text:span><text:span text:style-name="T14_39"><text:s/></text:span><text:span text:style-name="T14_40">em</text:span><text:span text:style-name="T14_41"><text:s/>26<text:s/></text:span><text:span text:style-name="T14_42">de</text:span><text:span text:style-name="T14_43"><text:s/></text:span><text:span text:style-name="T14_44">Maio</text:span><text:span text:style-name="T14_45"><text:s/></text:span><text:span text:style-name="T14_46">de</text:span><text:span text:style-name="T14_47"><text:s/>2012.</text:span></text:p>
      <text:p text:style-name="P15"/>
      <text:p text:style-name="P16"><text:span text:style-name="T16_1">Microsoft</text:span><text:span text:style-name="T16_2"><text:s/></text:span><text:span text:style-name="T16_3">One</text:span><text:span text:style-name="T16_4"><text:s/></text:span><text:span text:style-name="T16_5">Note</text:span><text:span text:style-name="T16_6"><text:s/>2010</text:span><text:span text:style-name="T16_7">.<text:s/></text:span><text:span text:style-name="T16_8">Microsoft</text:span><text:span text:style-name="T16_9">.<text:s/>2010.<text:s/></text:span><text:span text:style-name="T16_10">em</text:span><text:span text:style-name="T16_11"><text:s/>&lt;</text:span><text:span text:style-name="T16_12"><text:a xlink:type="simple" xlink:href="http://office.microsoft.com/pt-br/onenote/"><text:span text:style-name="T16_13">http</text:span></text:a></text:span><text:span text:style-name="T16_14"><text:a xlink:type="simple" xlink:href="http://office.microsoft.com/pt-br/onenote/"><text:span text:style-name="T16_15">://</text:span></text:a></text:span><text:span text:style-name="T16_16"><text:a xlink:type="simple" xlink:href="http://office.microsoft.com/pt-br/onenote/"><text:span text:style-name="T16_17">office</text:span></text:a></text:span><text:span text:style-name="T16_18"><text:a xlink:type="simple" xlink:href="http://office.microsoft.com/pt-br/onenote/"><text:span text:style-name="T16_19">.</text:span></text:a></text:span><text:span text:style-name="T16_20"><text:a xlink:type="simple" xlink:href="http://office.microsoft.com/pt-br/onenote/"><text:span text:style-name="T16_21">microsoft</text:span></text:a></text:span><text:span text:style-name="T16_22"><text:a xlink:type="simple" xlink:href="http://office.microsoft.com/pt-br/onenote/"><text:span text:style-name="T16_23">.</text:span></text:a></text:span><text:span text:style-name="T16_24"><text:a xlink:type="simple" xlink:href="http://office.microsoft.com/pt-br/onenote/"><text:span text:style-name="T16_25">com</text:span></text:a></text:span><text:span text:style-name="T16_26"><text:a xlink:type="simple" xlink:href="http://office.microsoft.com/pt-br/onenote/"><text:span text:style-name="T16_27">/</text:span></text:a></text:span><text:span text:style-name="T16_28"><text:a xlink:type="simple" xlink:href="http://office.microsoft.com/pt-br/onenote/"><text:span text:style-name="T16_29">pt</text:span></text:a></text:span><text:span text:style-name="T16_30"><text:a xlink:type="simple" xlink:href="http://office.microsoft.com/pt-br/onenote/"><text:span text:style-name="T16_31">-</text:span></text:a></text:span><text:span text:style-name="T16_32"><text:a xlink:type="simple" xlink:href="http://office.microsoft.com/pt-br/onenote/"><text:span text:style-name="T16_33">br</text:span></text:a></text:span><text:span text:style-name="T16_34"><text:a xlink:type="simple" xlink:href="http://office.microsoft.com/pt-br/onenote/"><text:span text:style-name="T16_35">/</text:span></text:a></text:span><text:span text:style-name="T16_36"><text:a xlink:type="simple" xlink:href="http://office.microsoft.com/pt-br/onenote/"><text:span text:style-name="T16_37">onenote</text:span></text:a></text:span><text:span text:style-name="T16_38"><text:a xlink:type="simple" xlink:href="http://office.microsoft.com/pt-br/onenote/"><text:span text:style-name="T16_39">/</text:span></text:a></text:span><text:span text:style-name="T16_40">&gt;<text:s/></text:span><text:span text:style-name="T16_41">Acessado</text:span><text:span text:style-name="T16_42"><text:s/></text:span><text:span text:style-name="T16_43">em</text:span><text:span text:style-name="T16_44"><text:s/>26<text:s/></text:span><text:span text:style-name="T16_45">de</text:span><text:span text:style-name="T16_46"><text:s/></text:span><text:span text:style-name="T16_47">Maio</text:span><text:span text:style-name="T16_48"><text:s/></text:span><text:span text:style-name="T16_49">de</text:span><text:span text:style-name="T16_50"><text:s/>2012.</text:span></text:p>
      <text:p text:style-name="P17"/>
      <text:p text:style-name="P18"><text:span text:style-name="T18_1">Remember</text:span><text:span text:style-name="T18_2"><text:s/></text:span><text:span text:style-name="T18_3">Everything</text:span><text:span text:style-name="T18_4"><text:s/></text:span><text:span text:style-name="T18_5">with</text:span><text:span text:style-name="T18_6"><text:s/></text:span><text:span text:style-name="T18_7">Evernote</text:span><text:span text:style-name="T18_8">.<text:s/></text:span><text:span text:style-name="T18_9">Evernote</text:span><text:span text:style-name="T18_10"><text:s/></text:span><text:span text:style-name="T18_11">Corp</text:span><text:span text:style-name="T18_12">.<text:s/></text:span><text:span text:style-name="T18_13">em</text:span><text:span text:style-name="T18_14"><text:s/>&lt;</text:span><text:span text:style-name="T18_15"><text:a xlink:type="simple" xlink:href="http://evernote.com/"><text:span text:style-name="T18_16">http</text:span></text:a></text:span><text:span text:style-name="T18_17"><text:a xlink:type="simple" xlink:href="http://evernote.com/"><text:span text:style-name="T18_18">://</text:span></text:a></text:span><text:span text:style-name="T18_19"><text:a xlink:type="simple" xlink:href="http://evernote.com/"><text:span text:style-name="T18_20">evernote</text:span></text:a></text:span><text:span text:style-name="T18_21"><text:a xlink:type="simple" xlink:href="http://evernote.com/"><text:span text:style-name="T18_22">.</text:span></text:a></text:span><text:span text:style-name="T18_23"><text:a xlink:type="simple" xlink:href="http://evernote.com/"><text:span text:style-name="T18_24">com</text:span></text:a></text:span><text:span text:style-name="T18_25"><text:a xlink:type="simple" xlink:href="http://evernote.com/"><text:span text:style-name="T18_26">/</text:span></text:a></text:span><text:span text:style-name="T18_27">&gt;<text:s/></text:span><text:span text:style-name="T18_28">Acessado</text:span><text:span text:style-name="T18_29"><text:s/></text:span><text:span text:style-name="T18_30">em</text:span><text:span text:style-name="T18_31"><text:s/>26<text:s/></text:span><text:span text:style-name="T18_32">de</text:span><text:span text:style-name="T18_33"><text:s/></text:span><text:span text:style-name="T18_34">Maio</text:span><text:span text:style-name="T18_35"><text:s/></text:span><text:span text:style-name="T18_36">de</text:span><text:span text:style-name="T18_37"><text:s/>2012.</text:span></text:p>
      <text:p text:style-name="P19"/>
      <text:p text:style-name="P20"><text:span text:style-name="T20_1">Comparison</text:span><text:span text:style-name="T20_2"><text:s/></text:span><text:span text:style-name="T20_3">of</text:span><text:span text:style-name="T20_4"><text:s/></text:span><text:span text:style-name="T20_5">notetaking</text:span><text:span text:style-name="T20_6"><text:s/></text:span><text:span text:style-name="T20_7">software</text:span><text:span text:style-name="T20_8">.<text:s/></text:span><text:span text:style-name="T20_9">Wikipedia</text:span><text:span text:style-name="T20_10">.<text:s/></text:span><text:span text:style-name="T20_11">em</text:span><text:span text:style-name="T20_12"><text:s/>&lt;</text:span><text:span text:style-name="T20_13"><text:a xlink:type="simple" xlink:href="http://en.wikipedia.org/wiki/Comparison_of_notetaking_software"><text:span text:style-name="T20_14">http</text:span></text:a></text:span><text:span text:style-name="T20_15"><text:a xlink:type="simple" xlink:href="http://en.wikipedia.org/wiki/Comparison_of_notetaking_software"><text:span text:style-name="T20_16">://</text:span></text:a></text:span><text:span text:style-name="T20_17"><text:a xlink:type="simple" xlink:href="http://en.wikipedia.org/wiki/Comparison_of_notetaking_software"><text:span text:style-name="T20_18">en</text:span></text:a></text:span><text:span text:style-name="T20_19"><text:a xlink:type="simple" xlink:href="http://en.wikipedia.org/wiki/Comparison_of_notetaking_software"><text:span text:style-name="T20_20">.</text:span></text:a></text:span><text:span text:style-name="T20_21"><text:a xlink:type="simple" xlink:href="http://en.wikipedia.org/wiki/Comparison_of_notetaking_software"><text:span text:style-name="T20_22">wikipedia</text:span></text:a></text:span><text:span text:style-name="T20_23"><text:a xlink:type="simple" xlink:href="http://en.wikipedia.org/wiki/Comparison_of_notetaking_software"><text:span text:style-name="T20_24">.</text:span></text:a></text:span><text:span text:style-name="T20_25"><text:a xlink:type="simple" xlink:href="http://en.wikipedia.org/wiki/Comparison_of_notetaking_software"><text:span text:style-name="T20_26">org</text:span></text:a></text:span><text:span text:style-name="T20_27"><text:a xlink:type="simple" xlink:href="http://en.wikipedia.org/wiki/Comparison_of_notetaking_software"><text:span text:style-name="T20_28">/</text:span></text:a></text:span><text:span text:style-name="T20_29"><text:a xlink:type="simple" xlink:href="http://en.wikipedia.org/wiki/Comparison_of_notetaking_software"><text:span text:style-name="T20_30">wiki</text:span></text:a></text:span><text:span text:style-name="T20_31"><text:a xlink:type="simple" xlink:href="http://en.wikipedia.org/wiki/Comparison_of_notetaking_software"><text:span text:style-name="T20_32">/</text:span></text:a></text:span><text:span text:style-name="T20_33"><text:a xlink:type="simple" xlink:href="http://en.wikipedia.org/wiki/Comparison_of_notetaking_software"><text:span text:style-name="T20_34">Comparison</text:span></text:a></text:span><text:span text:style-name="T20_35"><text:a xlink:type="simple" xlink:href="http://en.wikipedia.org/wiki/Comparison_of_notetaking_software"><text:span text:style-name="T20_36">_</text:span></text:a></text:span><text:span text:style-name="T20_37"><text:a xlink:type="simple" xlink:href="http://en.wikipedia.org/wiki/Comparison_of_notetaking_software"><text:span text:style-name="T20_38">of</text:span></text:a></text:span><text:span text:style-name="T20_39"><text:a xlink:type="simple" xlink:href="http://en.wikipedia.org/wiki/Comparison_of_notetaking_software"><text:span text:style-name="T20_40">_</text:span></text:a></text:span><text:span text:style-name="T20_41"><text:a xlink:type="simple" xlink:href="http://en.wikipedia.org/wiki/Comparison_of_notetaking_software"><text:span text:style-name="T20_42">notetaking</text:span></text:a></text:span><text:span text:style-name="T20_43"><text:a xlink:type="simple" xlink:href="http://en.wikipedia.org/wiki/Comparison_of_notetaking_software"><text:span text:style-name="T20_44">_</text:span></text:a></text:span><text:span text:style-name="T20_45"><text:a xlink:type="simple" xlink:href="http://en.wikipedia.org/wiki/Comparison_of_notetaking_software"><text:span text:style-name="T20_46">software</text:span></text:a></text:span><text:span text:style-name="T20_47">&gt;<text:s/></text:span><text:span text:style-name="T20_48">Acessado</text:span><text:span text:style-name="T20_49"><text:s/></text:span><text:span text:style-name="T20_50">em</text:span><text:span text:style-name="T20_51"><text:s/>26<text:s/></text:span><text:span text:style-name="T20_52">de</text:span><text:span text:style-name="T20_53"><text:s/></text:span><text:span text:style-name="T20_54">Maio</text:span><text:span text:style-name="T20_55"><text:s/></text:span><text:span text:style-name="T20_56">de</text:span><text:span text:style-name="T20_57"><text:s/>2012.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